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1.8868in"/>
    </style:style>
    <style:style style:name="Table1.B" style:family="table-column">
      <style:table-column-properties style:column-width="5.034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0.3549in"/>
    </style:style>
    <style:style style:name="Table2.B" style:family="table-column">
      <style:table-column-properties style:column-width="1.5319in"/>
    </style:style>
    <style:style style:name="Table2.C" style:family="table-column">
      <style:table-column-properties style:column-width="0.3882in"/>
    </style:style>
    <style:style style:name="Table2.D" style:family="table-column">
      <style:table-column-properties style:column-width="1.0236in"/>
    </style:style>
    <style:style style:name="Table2.E" style:family="table-column">
      <style:table-column-properties style:column-width="0.1139in"/>
    </style:style>
    <style:style style:name="Table2.F" style:family="table-column">
      <style:table-column-properties style:column-width="1.1389in"/>
    </style:style>
    <style:style style:name="Table2.G" style:family="table-column">
      <style:table-column-properties style:column-width="1.1847in"/>
    </style:style>
    <style:style style:name="Table2.H" style:family="table-column">
      <style:table-column-properties style:column-width="0.0535in"/>
    </style:style>
    <style:style style:name="Table2.I" style:family="table-column">
      <style:table-column-properties style:column-width="1.1319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I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" style:family="table">
      <style:table-properties style:width="6.9215in" table:align="left"/>
    </style:style>
    <style:style style:name="Table6.A" style:family="table-column">
      <style:table-column-properties style:column-width="0.3549in"/>
    </style:style>
    <style:style style:name="Table6.B" style:family="table-column">
      <style:table-column-properties style:column-width="1.5472in"/>
    </style:style>
    <style:style style:name="Table6.C" style:family="table-column">
      <style:table-column-properties style:column-width="0.3771in"/>
    </style:style>
    <style:style style:name="Table6.D" style:family="table-column">
      <style:table-column-properties style:column-width="1.1396in"/>
    </style:style>
    <style:style style:name="Table6.E" style:family="table-column">
      <style:table-column-properties style:column-width="1.1403in"/>
    </style:style>
    <style:style style:name="Table6.F" style:family="table-column">
      <style:table-column-properties style:column-width="1.1813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6.C3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1.9021in"/>
    </style:style>
    <style:style style:name="Table3.B" style:family="table-column">
      <style:table-column-properties style:column-width="1.2833in"/>
    </style:style>
    <style:style style:name="Table3.C" style:family="table-column">
      <style:table-column-properties style:column-width="0.275in"/>
    </style:style>
    <style:style style:name="Table3.D" style:family="table-column">
      <style:table-column-properties style:column-width="0.9514in"/>
    </style:style>
    <style:style style:name="Table3.E" style:family="table-column">
      <style:table-column-properties style:column-width="1.254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4.3174in"/>
    </style:style>
    <style:style style:name="Table4.B" style:family="table-column">
      <style:table-column-properties style:column-width="2.6042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1.9097in"/>
    </style:style>
    <style:style style:name="Table5.B" style:family="table-column">
      <style:table-column-properties style:column-width="5.0118in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BhashitaComplex" style:font-size-complex="8pt"/>
    </style:style>
    <style:style style:name="P4" style:family="paragraph" style:parent-style-name="Text_20_body">
      <style:text-properties style:font-name="BhashitaComplex" fo:font-size="8pt" style:font-size-asian="8pt" style:font-name-complex="BhashitaComplex" style:font-size-complex="8pt"/>
    </style:style>
    <style:style style:name="P5" style:family="paragraph" style:parent-style-name="Text_20_body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6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BhashitaComplex" fo:font-size="8pt" style:font-size-asian="8pt" style:font-name-complex="BhashitaComplex" style:font-size-complex="8pt"/>
    </style:style>
    <style:style style:name="P9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10" style:family="paragraph" style:parent-style-name="Table_20_Contents">
      <style:text-properties style:font-name="BhashitaComplex" fo:font-size="8pt" style:font-size-asian="8pt" style:font-name-complex="BhashitaComplex" style:font-size-complex="8pt" style:language-complex="ta" style:country-complex="IN"/>
    </style:style>
    <style:style style:name="P11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 style:language-complex="ta" style:country-complex="IN"/>
    </style:style>
    <style:style style:name="P12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 style:language-complex="ta" style:country-complex="IN"/>
    </style:style>
    <style:style style:name="P15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BhashitaComplex" style:font-size-complex="8pt" style:language-complex="ta" style:country-complex="IN"/>
    </style:style>
    <style:style style:name="P16" style:family="paragraph" style:parent-style-name="Standard">
      <style:paragraph-properties fo:text-align="start" style:justify-single-word="false"/>
      <style:text-properties style:font-name="BhashitaComplex" fo:font-size="8pt" style:font-size-asian="8pt" style:font-name-complex="BhashitaComplex" style:font-size-complex="8pt"/>
    </style:style>
    <style:style style:name="P17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8" style:family="paragraph" style:parent-style-name="Text_20_body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9" style:family="paragraph" style:parent-style-name="Text_20_body">
      <style:paragraph-properties fo:text-align="center" style:justify-single-word="false"/>
      <style:text-properties style:font-name="BhashitaComplex" fo:font-size="8pt" style:font-size-asian="8pt" style:font-name-complex="BhashitaComplex" style:font-size-complex="8pt" style:language-complex="ta" style:country-complex="IN"/>
    </style:style>
    <style:style style:name="P20" style:family="paragraph" style:parent-style-name="Text_20_body">
      <style:paragraph-properties fo:text-align="center" style:justify-single-word="false"/>
      <style:text-properties style:font-name="BhashitaComplex" fo:font-size="8pt" fo:font-weight="bold" style:font-size-asian="8pt" style:font-weight-asian="bold" style:font-name-complex="BhashitaComplex" style:font-size-complex="8pt" style:font-weight-complex="bold"/>
    </style:style>
    <style:style style:name="P21" style:family="paragraph" style:parent-style-name="Text_20_body">
      <style:paragraph-properties fo:text-align="center" style:justify-single-word="false"/>
      <style:text-properties style:font-name="BhashitaComplex" fo:font-size="8pt" fo:font-weight="bold" style:font-size-asian="8pt" style:font-weight-asian="bold" style:font-name-complex="BhashitaComplex" style:font-size-complex="8pt" style:language-complex="ta" style:country-complex="IN" style:font-weight-complex="bold"/>
    </style:style>
    <style:style style:name="P22" style:family="paragraph" style:parent-style-name="Text_20_body">
      <style:paragraph-properties fo:text-align="center" style:justify-single-word="false" fo:break-before="page"/>
      <style:text-properties style:font-name="BhashitaComplex" fo:font-size="8pt" style:font-size-asian="8pt" style:font-name-complex="BhashitaComplex" style:font-size-complex="8pt"/>
    </style:style>
    <style:style style:name="T1" style:family="text">
      <style:text-properties style:language-complex="ta" style:country-complex="IN"/>
    </style:style>
    <style:style style:name="T2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දරුකමට හදාගැනීමේ උසාවි නියෝගය ලියාපදිංචි කිරීම (අංක 4 දරන ආකෘති පත්‍රය)</text:p>
      <text:p text:style-name="P14">நீதிமன்ற மகவேற்புக் கட்டளையினை பதிவு செய்தல் ( 4 ஆம் இலக்க விண்ணப்ப படிவம்) </text:p>
      <text:p text:style-name="P2">Registration of an Adoption Order Issued by Cour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නියෝගය ලැබුණු දිනය</text:p>
            <text:p text:style-name="P15">கட்டளை பெறப்பட்ட திகதி</text:p>
            <text:p text:style-name="P6">Received Date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අධිකරණය</text:p>
            <text:p text:style-name="P15">நீதிமன்றம்</text:p>
            <text:p text:style-name="P6">Court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නියෝගය නිකුත් කල දිනය</text:p>
            <text:p text:style-name="P15">கட்டளை வழங்கப்பட்ட திகதி</text:p>
            <text:p text:style-name="P6">Issued Date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නියෝග අංකය</text:p>
            <text:p text:style-name="P15">கட்டளை இலக்கம்</text:p>
            <text:p text:style-name="P6">Serial number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විනිසුරු නම</text:p>
            <text:p text:style-name="P15">நீதிபதியின் பெயா்</text:p>
            <text:p text:style-name="P6">Name of the Judge</text:p>
          </table:table-cell>
          <table:table-cell table:style-name="Table1.B2" office:value-type="string">
            <text:p text:style-name="P6"/>
          </table:table-cell>
        </table:table-row>
      </table:table>
      <text:p text:style-name="P4"/>
      <text:p text:style-name="P2">අයදුම් කරුගේ විස්තර</text:p>
      <text:p text:style-name="P14">விண்ணப்பதரியின் விபரங்கள்</text:p>
      <text:p text:style-name="P7">Applicants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2" office:value-type="string">
            <text:p text:style-name="P3">අයදුම් කරු</text:p>
            <text:p text:style-name="P15">விண்ணப்பதாரி</text:p>
            <text:p text:style-name="P6">Applicant </text:p>
          </table:table-cell>
          <table:covered-table-cell/>
          <table:table-cell table:style-name="Table2.A1" table:number-columns-spanned="2" office:value-type="string">
            <text:p text:style-name="P3">පියා</text:p>
            <text:p text:style-name="P15">தந்தை</text:p>
            <text:p text:style-name="P6">Father</text:p>
          </table:table-cell>
          <table:covered-table-cell/>
          <table:table-cell table:style-name="Table2.A1" table:number-columns-spanned="2" office:value-type="string">
            <text:p text:style-name="P6"/>
          </table:table-cell>
          <table:covered-table-cell/>
          <table:table-cell table:style-name="Table2.A1" table:number-columns-spanned="2" office:value-type="string">
            <text:p text:style-name="P3">මව</text:p>
            <text:p text:style-name="P15">தாய்</text:p>
            <text:p text:style-name="P6">Mother</text:p>
          </table:table-cell>
          <table:covered-table-cell/>
          <table:table-cell table:style-name="Table2.I1" office:value-type="string">
            <text:p text:style-name="P6"/>
          </table:table-cell>
        </table:table-row>
        <table:table-row>
          <table:table-cell table:style-name="Table2.A2" table:number-columns-spanned="6" office:value-type="string">
            <text:p text:style-name="P3">අයදුම් කරුගේ පුද්ගල අනන්‍යතා අංකය / ජාතික හැදුනුම්පත් අංකය</text:p>
            <text:p text:style-name="P3"><text:span text:style-name="T1">விண்ணப்பதாரரியின் </text:span><text:s/>தனிநபர் அடையாள எண் / தேசிய அடையாள அட்டை இலக்கம்</text:p>
            <text:p text:style-name="P3">Applicant's PIN / NIC Numb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3"/>
          </table:table-cell>
          <table:table-cell table:style-name="Table2.A2" table:number-columns-spanned="2" office:value-type="string">
            <text:p text:style-name="P3">විදේශිකය‍කු නම්</text:p>
            <text:p text:style-name="P3">வெளிநாட்டவர் <text:span text:style-name="T1">எனின், </text:span></text:p>
            <text:p text:style-name="P3">If a foreigner</text:p>
          </table:table-cell>
          <table:covered-table-cell/>
          <table:table-cell table:style-name="Table2.A2" table:number-columns-spanned="2" office:value-type="string">
            <text:p text:style-name="P3">රට</text:p>
            <text:p text:style-name="P3">நாடு</text:p>
            <text:p text:style-name="P3">Country</text:p>
          </table:table-cell>
          <table:covered-table-cell/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ගමන් බලපත්‍ර අංකය</text:p>
            <text:p text:style-name="P3">கடவுச் சீட்டு</text:p>
            <text:p text:style-name="P3">Passport No.</text:p>
          </table:table-cell>
          <table:table-cell table:style-name="Table2.G2" table:number-columns-spanned="2" office:value-type="string">
            <text:p text:style-name="P3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3">අයදුම් කරුගේ නම</text:p>
            <text:p text:style-name="P3"><text:span text:style-name="T1">விண்ணப்பதாரியின் பெயா்</text:span><text:line-break/>Name of the Applicant</text:p>
          </table:table-cell>
          <table:covered-table-cell/>
          <table:table-cell table:style-name="Table2.G2" table:number-columns-spanned="7" office:value-type="string"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6">ලිපිනය</text:p>
            <text:p text:style-name="P10">முகவாி</text:p>
            <text:p text:style-name="P6">Address</text:p>
          </table:table-cell>
          <table:covered-table-cell/>
          <table:table-cell table:style-name="Table2.G2" table:number-columns-spanned="7" office:value-type="string"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7">අයදුම් කරු පියා නම් මවගේ විස්තර / <text:span text:style-name="T1">விண்ணப்பதாரி தந்தையாயின் தாயின் விபரங்கள்/</text:span> If applicant is the father, Mother's details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 table:number-columns-repeated="2"/>
        <text:soft-page-break/>
        <table:table-row>
          <table:table-cell table:style-name="Table6.A1" table:number-columns-spanned="5" office:value-type="string">
            <text:p text:style-name="P3">මවගේ පුද්ගල අනන්‍යතා අංකය / ජාතික හැදුනුම්පත් අංකය</text:p>
            <text:p text:style-name="P3">தாயின் தனிநபர் அடையாள எண் / தேசிய அடையாள அட்டை இலக்கம்</text:p>
            <text:p text:style-name="P3">Wife's PIN / NIC Number</text:p>
          </table:table-cell>
          <table:covered-table-cell/>
          <table:covered-table-cell/>
          <table:covered-table-cell/>
          <table:covered-table-cell/>
          <table:table-cell table:style-name="Table6.F1" table:number-columns-spanned="2" office:value-type="string">
            <text:p text:style-name="P3"/>
          </table:table-cell>
          <table:covered-table-cell/>
        </table:table-row>
        <table:table-row>
          <table:table-cell table:style-name="Table6.A2" office:value-type="string">
            <text:p text:style-name="P3"/>
          </table:table-cell>
          <table:table-cell table:style-name="Table6.B2" table:number-columns-spanned="2" office:value-type="string">
            <text:p text:style-name="P3">විදේශිකය‍කු නම්</text:p>
            <text:p text:style-name="P3">வெளிநாட்டவர் <text:span text:style-name="T1">எனின்</text:span></text:p>
            <text:p text:style-name="P3">If a foreigner</text:p>
          </table:table-cell>
          <table:covered-table-cell/>
          <table:table-cell table:style-name="Table6.B2" office:value-type="string">
            <text:p text:style-name="P3">රට</text:p>
            <text:p text:style-name="P3">நாடு</text:p>
            <text:p text:style-name="P3">Country</text:p>
          </table:table-cell>
          <table:table-cell table:style-name="Table6.B2" office:value-type="string">
            <text:p text:style-name="P3"/>
          </table:table-cell>
          <table:table-cell table:style-name="Table6.B2" office:value-type="string">
            <text:p text:style-name="P3">ගමන් බලපත්‍ර අංකය</text:p>
            <text:p text:style-name="P3">கடவுச் சீட்டு</text:p>
            <text:p text:style-name="P3">Passport No.</text:p>
          </table:table-cell>
          <table:table-cell table:style-name="Table6.G2" office:value-type="string">
            <text:p text:style-name="P3"/>
          </table:table-cell>
        </table:table-row>
        <table:table-row>
          <table:table-cell table:style-name="Table6.A3" table:number-columns-spanned="2" office:value-type="string">
            <text:p text:style-name="P6">මවගේ නම </text:p>
            <text:p text:style-name="P10">தாயின் பெயா்</text:p>
            <text:p text:style-name="P8">Name of Mother</text:p>
          </table:table-cell>
          <table:covered-table-cell/>
          <table:table-cell table:style-name="Table6.C3" table:number-columns-spanned="5" office:value-type="string">
            <text:p text:style-name="P3"/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5"/>
      <text:p text:style-name="P22">ළමයාගේ විස්තර</text:p>
      <text:p text:style-name="P19">பிள்ளையின் விபரங்கள்</text:p>
      <text:p text:style-name="P5">Child's Inform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row>
          <table:table-cell table:style-name="Table3.A1" table:number-columns-spanned="3" office:value-type="string">
            <text:p text:style-name="P6">පුද්ගල අනන්‍යතා අංකය (තිබේ නම්)</text:p>
            <text:p text:style-name="P17"><text:span text:style-name="T2">தனிநபர் அடையாள எண் </text:span>(இருந்தால்)</text:p>
            <text:p text:style-name="P6">Personal Identification Number (if available)</text:p>
          </table:table-cell>
          <table:covered-table-cell/>
          <table:covered-table-cell/>
          <table:table-cell table:style-name="Table3.D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6">උපන් දිනය </text:p>
            <text:p text:style-name="P10">பிறந்த திகதி</text:p>
            <text:p text:style-name="P6">Date of birth</text:p>
          </table:table-cell>
          <table:table-cell table:style-name="Table3.A2" table:number-columns-spanned="3" office:value-type="string">
            <text:p text:style-name="P6"/>
          </table:table-cell>
          <table:covered-table-cell/>
          <table:covered-table-cell/>
          <table:table-cell table:style-name="Table3.A2" office:value-type="string">
            <text:p text:style-name="P6">ස්ත්‍රී <text:s/>පුරුෂ භාවය</text:p>
            <text:p text:style-name="P10">பால்</text:p>
            <text:p text:style-name="P6">Gender</text:p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>වයස</text:p>
            <text:p text:style-name="P10">வயது</text:p>
            <text:p text:style-name="P6">Age</text:p>
          </table:table-cell>
          <table:table-cell table:style-name="Table3.A2" office:value-type="string">
            <text:p text:style-name="P6">අවුරුදු</text:p>
            <text:p text:style-name="P10">வருடங்கள்</text:p>
            <text:p text:style-name="P6">Years</text:p>
          </table:table-cell>
          <table:table-cell table:style-name="Table3.A2" table:number-columns-spanned="2" office:value-type="string">
            <text:p text:style-name="P6"/>
          </table:table-cell>
          <table:covered-table-cell/>
          <table:table-cell table:style-name="Table3.A2" office:value-type="string">
            <text:p text:style-name="P6">මාස</text:p>
            <text:p text:style-name="P10">மாதங்கள்</text:p>
            <text:p text:style-name="P6">Months</text:p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6">දැනට පවතින නම </text:p>
            <text:p text:style-name="P6">(නමක් දී ඇති නම්)</text:p>
            <text:p text:style-name="P6"><text:span text:style-name="T1">தற்போதைய பெயா்</text:span></text:p>
            <text:p text:style-name="P6"><text:span text:style-name="T1">(ஏற்கனவே பெயா் வழங்கப்பட்டிருந்தால்)</text:span><text:line-break/>Existing Name </text:p>
            <text:p text:style-name="P6">(if already given)</text:p>
          </table:table-cell>
          <table:table-cell table:style-name="Table3.F2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">ලබා දෙන නම රාජ්‍ය භාෂාවෙන්</text:p>
            <text:p text:style-name="P10">புதிய பெயா் அரச கரும மொழியில்</text:p>
            <text:p text:style-name="P6">New name given in Official Language</text:p>
          </table:table-cell>
          <table:table-cell table:style-name="Table3.F2" table:number-columns-spanned="5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5">උපත දැනටත් ලියාපදිංචි කර උප්පැන්න සහතිකයක් නිකුත් කර ඇතිනම්</text:p>
      <text:p text:style-name="P19">பிறப்பு பதியப்பட்டு பிறப்புச் சான்றிதழ் வழங்கப்பட்டிருந்தால்</text:p>
      <text:p text:style-name="P5">If the birth is already registered, and a Birth Certificate issued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උප්පැන්න සහතිකයේ අනුක්‍රමික අංකය</text:p>
            <text:p text:style-name="P10">பிறப்புச் சான்றிதழின் தொடா் இலக்கம்</text:p>
            <text:p text:style-name="P6">The serial number of the Birth Certificate</text:p>
          </table:table-cell>
          <table:table-cell table:style-name="Table4.B1" office:value-type="string">
            <text:p text:style-name="P6"/>
          </table:table-cell>
        </table:table-row>
      </table:table>
      <text:p text:style-name="P20">හෝ</text:p>
      <text:p text:style-name="P21">அல்லது</text:p>
      <text:p text:style-name="P7">OR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7">උපත ලියාපදිංචි කිරීමේ රිසීට් පතේ සටහන්</text:p>
            <text:p text:style-name="P11">பிறப்பு பதிவிற்கான பற்றுச்சீட்டின் குறிப்பு</text:p>
            <text:p text:style-name="P7">Birth Registration acknowledgement slip</text:p>
          </table:table-cell>
          <table:covered-table-cell/>
        </table:table-row>
        <table:table-row>
          <table:table-cell table:style-name="Table5.A2" office:value-type="string">
            <text:p text:style-name="P6">දිස්ත්‍රික්කය</text:p>
            <text:p text:style-name="P10">மாவட்டம்</text:p>
            <text:p text:style-name="P6">District</text:p>
          </table:table-cell>
          <table:table-cell table:style-name="Table5.B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ප්‍රාදේශීය ලේකම් කොට්ටාශය</text:p>
            <text:p text:style-name="P10">பிரதேச செயலாளா் பிரிவு</text:p>
            <text:p text:style-name="P6"><text:soft-page-break/>Divisional Secretariat</text:p>
          </table:table-cell>
          <table:table-cell table:style-name="Table5.B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ලියාපදිංචි කිරීමේ කොට්ටාශය </text:p>
            <text:p text:style-name="P10">பதிவுப்பிரிவு</text:p>
            <text:p text:style-name="P6">Registration Division</text:p>
          </table:table-cell>
          <table:table-cell table:style-name="Table5.B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6">අනුක්‍රමික අංකය</text:p>
            <text:p text:style-name="P10">தொடா் இலக்கம்</text:p>
            <text:p text:style-name="P6">Serial Number</text:p>
          </table:table-cell>
          <table:table-cell table:style-name="Table5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hashitaComplex" svg:font-family="BhashitaComplex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7-22T13:28:33</meta:creation-date>
    <dc:date>2010-09-23T15:21:43.59</dc:date>
    <meta:editing-duration>PT03H23M52S</meta:editing-duration>
    <meta:editing-cycles>36</meta:editing-cycles>
    <meta:generator>OpenOffice.org/3.2$Win32 OpenOffice.org_project/320m18$Build-9502</meta:generator>
    <meta:document-statistic meta:table-count="6" meta:image-count="0" meta:object-count="0" meta:page-count="4" meta:paragraph-count="116" meta:word-count="364" meta:character-count="2346"/>
  </office:meta>
</office:document-meta>
</file>